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3dca" officeooo:paragraph-rsid="00103dca"/>
    </style:style>
    <style:style style:name="P2" style:family="paragraph" style:parent-style-name="Standard">
      <style:text-properties officeooo:rsid="0011bf70" officeooo:paragraph-rsid="0011bf70"/>
    </style:style>
    <style:style style:name="P3" style:family="paragraph" style:parent-style-name="Standard">
      <style:text-properties officeooo:rsid="0011bf70" officeooo:paragraph-rsid="001245d9"/>
    </style:style>
    <style:style style:name="P4" style:family="paragraph" style:parent-style-name="Text_20_body">
      <style:text-properties officeooo:rsid="00128c5c" officeooo:paragraph-rsid="00128c5c"/>
    </style:style>
    <style:style style:name="P5" style:family="paragraph" style:parent-style-name="Text_20_body">
      <style:text-properties officeooo:rsid="0011bf70" officeooo:paragraph-rsid="00128c5c"/>
    </style:style>
    <style:style style:name="P6" style:family="paragraph" style:parent-style-name="Text_20_body">
      <style:text-properties officeooo:rsid="00146ffd" officeooo:paragraph-rsid="00146ffd"/>
    </style:style>
    <style:style style:name="P7" style:family="paragraph" style:parent-style-name="Text_20_body">
      <style:text-properties officeooo:rsid="0015a9e3" officeooo:paragraph-rsid="0015a9e3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185866" officeooo:paragraph-rsid="00185866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2">
      <style:text-properties officeooo:rsid="00128c5c" officeooo:paragraph-rsid="00128c5c"/>
    </style:style>
    <style:style style:name="P14" style:family="paragraph" style:parent-style-name="Heading_20_2">
      <style:paragraph-properties fo:break-before="page"/>
    </style:style>
    <style:style style:name="T1" style:family="text">
      <style:text-properties officeooo:rsid="0010a161"/>
    </style:style>
    <style:style style:name="T2" style:family="text">
      <style:text-properties officeooo:rsid="00146ff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nual d<text:span text:style-name="T2">o</text:span> <text:span text:style-name="T1">u</text:span>suario</text:p>
      <text:p text:style-name="P1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8">Índice</text:p>
          </text:index-title>
          <text:p text:style-name="P10"><text:a xlink:type="simple" xlink:href="#__RefHeading__110_1577770875" text:style-name="Index_20_Link" text:visited-style-name="Index_20_Link">Introdución<text:tab/>3</text:a></text:p>
          <text:p text:style-name="P9"><text:a xlink:type="simple" xlink:href="#__RefHeading__112_1577770875" text:style-name="Index_20_Link" text:visited-style-name="Index_20_Link">Descrición xeral<text:tab/>3</text:a></text:p>
          <text:p text:style-name="P9"><text:a xlink:type="simple" xlink:href="#__RefHeading__114_1577770875" text:style-name="Index_20_Link" text:visited-style-name="Index_20_Link">Obxectivos e vantaxes<text:tab/>3</text:a></text:p>
          <text:p text:style-name="P9"><text:a xlink:type="simple" xlink:href="#__RefHeading__116_1577770875" text:style-name="Index_20_Link" text:visited-style-name="Index_20_Link">Usuarios e desenvolvedores<text:tab/>3</text:a></text:p>
          <text:p text:style-name="P9"><text:a xlink:type="simple" xlink:href="#__RefHeading__118_1577770875" text:style-name="Index_20_Link" text:visited-style-name="Index_20_Link">Requerimentos de hardware e software<text:tab/>4</text:a></text:p>
          <text:p text:style-name="P9"><text:a xlink:type="simple" xlink:href="#__RefHeading__120_1577770875" text:style-name="Index_20_Link" text:visited-style-name="Index_20_Link">Requerimentos de hardware<text:tab/>4</text:a></text:p>
          <text:p text:style-name="P9"><text:a xlink:type="simple" xlink:href="#__RefHeading__122_1577770875" text:style-name="Index_20_Link" text:visited-style-name="Index_20_Link">Requerimentos de software<text:tab/>4</text:a></text:p>
          <text:p text:style-name="P10"><text:a xlink:type="simple" xlink:href="#__RefHeading__124_1577770875" text:style-name="Index_20_Link" text:visited-style-name="Index_20_Link">Procedementos de instalación, arrinque e finalización da aplicación<text:tab/>5</text:a></text:p>
          <text:p text:style-name="P9"><text:a xlink:type="simple" xlink:href="#__RefHeading__126_1577770875" text:style-name="Index_20_Link" text:visited-style-name="Index_20_Link">Contido do disco de instalación<text:tab/>5</text:a></text:p>
          <text:p text:style-name="P9"><text:a xlink:type="simple" xlink:href="#__RefHeading__128_1577770875" text:style-name="Index_20_Link" text:visited-style-name="Index_20_Link">Procedemento de instalación<text:tab/>5</text:a></text:p>
          <text:p text:style-name="P9"><text:a xlink:type="simple" xlink:href="#__RefHeading__130_1577770875" text:style-name="Index_20_Link" text:visited-style-name="Index_20_Link">Arrinque da aplicación<text:tab/>5</text:a></text:p>
          <text:p text:style-name="P9"><text:a xlink:type="simple" xlink:href="#__RefHeading__132_1577770875" text:style-name="Index_20_Link" text:visited-style-name="Index_20_Link">Finalización da aplicación<text:tab/>5</text:a></text:p>
          <text:p text:style-name="P10"><text:a xlink:type="simple" xlink:href="#__RefHeading__134_1577770875" text:style-name="Index_20_Link" text:visited-style-name="Index_20_Link">Descrición de menús, pantallas e procesos<text:tab/>6</text:a></text:p>
          <text:p text:style-name="P9"><text:a xlink:type="simple" xlink:href="#__RefHeading__136_1577770875" text:style-name="Index_20_Link" text:visited-style-name="Index_20_Link">Elementos comúns<text:tab/>6</text:a></text:p>
          <text:p text:style-name="P9"><text:a xlink:type="simple" xlink:href="#__RefHeading__138_1577770875" text:style-name="Index_20_Link" text:visited-style-name="Index_20_Link">Menús, pantallas e procesos<text:tab/>6</text:a></text:p>
          <text:p text:style-name="P9"><text:a xlink:type="simple" xlink:href="#__RefHeading__140_1577770875" text:style-name="Index_20_Link" text:visited-style-name="Index_20_Link">Menús e pantallas de axuda<text:tab/>6</text:a></text:p>
          <text:p text:style-name="P10"><text:a xlink:type="simple" xlink:href="#__RefHeading__142_1577770875" text:style-name="Index_20_Link" text:visited-style-name="Index_20_Link">Descrición de procedementos do usuario<text:tab/>7</text:a></text:p>
          <text:p text:style-name="P9"><text:a xlink:type="simple" xlink:href="#__RefHeading__144_1577770875" text:style-name="Index_20_Link" text:visited-style-name="Index_20_Link">Procedementos da aplicación<text:tab/>7</text:a></text:p>
          <text:p text:style-name="P9"><text:a xlink:type="simple" xlink:href="#__RefHeading__146_1577770875" text:style-name="Index_20_Link" text:visited-style-name="Index_20_Link">Procedementos especiais<text:tab/>7</text:a></text:p>
          <text:p text:style-name="P10"><text:a xlink:type="simple" xlink:href="#__RefHeading__148_1577770875" text:style-name="Index_20_Link" text:visited-style-name="Index_20_Link">Apéndices<text:tab/>8</text:a></text:p>
          <text:p text:style-name="P9"><text:a xlink:type="simple" xlink:href="#__RefHeading__150_1577770875" text:style-name="Index_20_Link" text:visited-style-name="Index_20_Link">Glosario de termos<text:tab/>8</text:a></text:p>
          <text:p text:style-name="P9"><text:a xlink:type="simple" xlink:href="#__RefHeading__152_1577770875" text:style-name="Index_20_Link" text:visited-style-name="Index_20_Link">Índice de abreviaturas<text:tab/>8</text:a></text:p>
          <text:p text:style-name="P9"><text:a xlink:type="simple" xlink:href="#__RefHeading__154_1577770875" text:style-name="Index_20_Link" text:visited-style-name="Index_20_Link">Índice de formularios<text:tab/>8</text:a></text:p>
          <text:p text:style-name="P9"><text:a xlink:type="simple" xlink:href="#__RefHeading__156_1577770875" text:style-name="Index_20_Link" text:visited-style-name="Index_20_Link">Índice de listados<text:tab/>8</text:a></text:p>
          <text:p text:style-name="P9"><text:a xlink:type="simple" xlink:href="#__RefHeading__158_1577770875" text:style-name="Index_20_Link" text:visited-style-name="Index_20_Link">Descrición do hardware<text:tab/>8</text:a></text:p>
        </text:index-body>
      </text:table-of-content>
      <text:p text:style-name="P1"/>
      <text:h text:style-name="P12" text:outline-level="1"><text:bookmark-start text:name="__RefHeading__110_1577770875"/>Introdución<text:bookmark-end text:name="__RefHeading__110_1577770875"/></text:h>
      <text:h text:style-name="Heading_20_2" text:outline-level="2"><text:bookmark-start text:name="__RefHeading__112_1577770875"/>Descrición xeral<text:bookmark-end text:name="__RefHeading__112_1577770875"/></text:h>
      <text:p text:style-name="P11">TBD</text:p>
      <text:h text:style-name="Heading_20_2" text:outline-level="2"><text:bookmark-start text:name="__RefHeading__114_1577770875"/>Obxectivos e vantaxes<text:bookmark-end text:name="__RefHeading__114_1577770875"/></text:h>
      <text:p text:style-name="P11">TBD</text:p>
      <text:h text:style-name="Heading_20_2" text:outline-level="2"><text:bookmark-start text:name="__RefHeading__116_1577770875"/>Usuarios e desenvolvedores<text:bookmark-end text:name="__RefHeading__116_1577770875"/></text:h>
      <text:p text:style-name="P5">TBD</text:p>
      <text:p text:style-name="P2"/>
      <text:h text:style-name="P14" text:outline-level="2"><text:bookmark-start text:name="__RefHeading__118_1577770875"/>Requerimentos de hardware e software<text:bookmark-end text:name="__RefHeading__118_1577770875"/></text:h>
      <text:h text:style-name="Heading_20_2" text:outline-level="2"><text:bookmark-start text:name="__RefHeading__120_1577770875"/>Requerimentos de hardware<text:bookmark-end text:name="__RefHeading__120_1577770875"/></text:h>
      <text:p text:style-name="P5">TBD</text:p>
      <text:h text:style-name="Heading_20_2" text:outline-level="2"><text:bookmark-start text:name="__RefHeading__122_1577770875"/>Requerimentos de software<text:bookmark-end text:name="__RefHeading__122_1577770875"/></text:h>
      <text:p text:style-name="P5">TBD</text:p>
      <text:p text:style-name="P3"/>
      <text:h text:style-name="P12" text:outline-level="1"><text:bookmark-start text:name="__RefHeading__124_1577770875"/>Procedementos de instalación, arrinque e finalización da aplicación<text:bookmark-end text:name="__RefHeading__124_1577770875"/></text:h>
      <text:h text:style-name="P13" text:outline-level="2"><text:bookmark-start text:name="__RefHeading__126_1577770875"/>Contido do disco de instalación<text:bookmark-end text:name="__RefHeading__126_1577770875"/></text:h>
      <text:p text:style-name="P5">TBD</text:p>
      <text:h text:style-name="Heading_20_2" text:outline-level="2"><text:bookmark-start text:name="__RefHeading__128_1577770875"/>Procedemento de instalación<text:bookmark-end text:name="__RefHeading__128_1577770875"/></text:h>
      <text:p text:style-name="P5">TBD</text:p>
      <text:h text:style-name="Heading_20_2" text:outline-level="2"><text:bookmark-start text:name="__RefHeading__130_1577770875"/>Arrinque da aplicación<text:bookmark-end text:name="__RefHeading__130_1577770875"/></text:h>
      <text:p text:style-name="P5">TBD</text:p>
      <text:h text:style-name="Heading_20_2" text:outline-level="2"><text:bookmark-start text:name="__RefHeading__132_1577770875"/>Finalización da aplicación<text:bookmark-end text:name="__RefHeading__132_1577770875"/></text:h>
      <text:p text:style-name="P5">TBD</text:p>
      <text:p text:style-name="P5"/>
      <text:h text:style-name="P12" text:outline-level="1"><text:bookmark-start text:name="__RefHeading__134_1577770875"/>Descrición de menús, pantallas e procesos<text:bookmark-end text:name="__RefHeading__134_1577770875"/></text:h>
      <text:h text:style-name="Heading_20_2" text:outline-level="2"><text:bookmark-start text:name="__RefHeading__136_1577770875"/>Elementos comúns<text:bookmark-end text:name="__RefHeading__136_1577770875"/></text:h>
      <text:p text:style-name="P4">TBD</text:p>
      <text:h text:style-name="Heading_20_2" text:outline-level="2"><text:bookmark-start text:name="__RefHeading__138_1577770875"/>Menús, pantallas e procesos<text:bookmark-end text:name="__RefHeading__138_1577770875"/></text:h>
      <text:p text:style-name="P4">TBD</text:p>
      <text:h text:style-name="Heading_20_2" text:outline-level="2"><text:bookmark-start text:name="__RefHeading__140_1577770875"/>Menús e pantallas de axuda<text:bookmark-end text:name="__RefHeading__140_1577770875"/></text:h>
      <text:p text:style-name="P4">TBD</text:p>
      <text:p text:style-name="P4"/>
      <text:h text:style-name="P12" text:outline-level="1"><text:bookmark-start text:name="__RefHeading__142_1577770875"/>Descrición de procedementos do usuario<text:bookmark-end text:name="__RefHeading__142_1577770875"/></text:h>
      <text:h text:style-name="Heading_20_2" text:outline-level="2"><text:bookmark-start text:name="__RefHeading__144_1577770875"/>Procedementos da aplicación<text:bookmark-end text:name="__RefHeading__144_1577770875"/></text:h>
      <text:p text:style-name="P6">TBD</text:p>
      <text:h text:style-name="Heading_20_2" text:outline-level="2"><text:bookmark-start text:name="__RefHeading__146_1577770875"/>Procedementos especiais<text:bookmark-end text:name="__RefHeading__146_1577770875"/></text:h>
      <text:p text:style-name="P6">TBD</text:p>
      <text:p text:style-name="P6"/>
      <text:h text:style-name="P12" text:outline-level="1"><text:bookmark-start text:name="__RefHeading__148_1577770875"/>Apéndices<text:bookmark-end text:name="__RefHeading__148_1577770875"/></text:h>
      <text:h text:style-name="Heading_20_2" text:outline-level="2"><text:bookmark-start text:name="__RefHeading__150_1577770875"/>Glosario de termos<text:bookmark-end text:name="__RefHeading__150_1577770875"/></text:h>
      <text:p text:style-name="P7">TBD</text:p>
      <text:h text:style-name="Heading_20_2" text:outline-level="2"><text:bookmark-start text:name="__RefHeading__152_1577770875"/>Índice de abreviaturas<text:bookmark-end text:name="__RefHeading__152_1577770875"/></text:h>
      <text:p text:style-name="P7">TBD</text:p>
      <text:h text:style-name="Heading_20_2" text:outline-level="2"><text:bookmark-start text:name="__RefHeading__154_1577770875"/>Índice de formularios<text:bookmark-end text:name="__RefHeading__154_1577770875"/></text:h>
      <text:p text:style-name="P7">TBD</text:p>
      <text:h text:style-name="Heading_20_2" text:outline-level="2"><text:bookmark-start text:name="__RefHeading__156_1577770875"/>Índice de listados<text:bookmark-end text:name="__RefHeading__156_1577770875"/></text:h>
      <text:p text:style-name="P7">TBD</text:p>
      <text:h text:style-name="Heading_20_2" text:outline-level="2"><text:bookmark-start text:name="__RefHeading__158_1577770875"/>Descrición do hardware<text:bookmark-end text:name="__RefHeading__158_1577770875"/></text:h>
      <text:p text:style-name="P7">TB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5:55:37.610937296</meta:creation-date>
    <meta:generator>LibreOffice/4.2.8.2$Linux_X86_64 LibreOffice_project/420m0$Build-2</meta:generator>
    <dc:date>2018-08-08T17:57:04.311107587</dc:date>
    <meta:editing-duration>PT31M52S</meta:editing-duration>
    <meta:editing-cycles>7</meta:editing-cycles>
    <meta:document-statistic meta:table-count="0" meta:image-count="0" meta:object-count="0" meta:page-count="8" meta:paragraph-count="71" meta:word-count="218" meta:character-count="1412" meta:non-whitespace-character-count="1265"/>
  </office:meta>
</office:document-meta>
</file>